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6.534cm" fo:min-width="6.282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26cm" fo:min-width="0.053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6.534cm" fo:min-width="6.28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6.534cm" fo:min-width="6.28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20pt" style:font-size-complex="20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4" draw:style-name="gr1" draw:text-style-name="P1" draw:layer="layout" svg:width="6.781cm" svg:height="6.783cm" draw:transform="rotate (1.5707963267949) translate (20.589cm 10.1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2" draw:layer="layout" svg:width="0.552cm" svg:height="0.575cm" draw:transform="rotate (-1.5707963267949) translate (22.97cm 5.4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4" draw:layer="layout" svg:width="0.99cm" svg:height="1.436cm" svg:x="18.187cm" svg:y="5.93cm">
          <text:p text:style-name="P3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6" draw:layer="layout" svg:width="4.178cm" svg:height="1.011cm" svg:x="20.594cm" svg:y="4.58cm">
          <text:p text:style-name="P5"><text:span text:style-name="T2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5" draw:text-style-name="P7" draw:layer="layout" svg:x1="20.203cm" svg:y1="3.423cm" svg:x2="20.204cm" svg:y2="10.205cm">
          <text:p/>
        </draw:line>
        <draw:custom-shape draw:name="TextBox 22_2" draw:style-name="gr6" draw:text-style-name="P6" draw:layer="layout" svg:width="1.842cm" svg:height="1.012cm" draw:transform="rotate (1.5707963267949) translate (19.019cm 7.62cm)">
          <text:p text:style-name="P5"><text:span text:style-name="T3">N0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5" draw:text-style-name="P7" draw:layer="layout" svg:x1="27.361cm" svg:y1="2.996cm" svg:x2="20.578cm" svg:y2="2.997cm">
          <text:p/>
        </draw:line>
        <draw:custom-shape draw:name="TextBox 28_0" draw:style-name="gr7" draw:text-style-name="P6" draw:layer="layout" svg:width="1.841cm" svg:height="1.011cm" svg:x="23.074cm" svg:y="1.914cm">
          <text:p text:style-name="P5"><text:span text:style-name="T3">N1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3.122cm" svg:height="1.673cm" svg:x="22.84cm" svg:y="6.84cm">
          <draw:text-box>
            <text:p>Matrix F</text:p>
          </draw:text-box>
        </draw:frame>
        <draw:custom-shape draw:name="Rectangle 1" draw:style-name="gr9" draw:text-style-name="P1" draw:layer="layout" svg:width="6.781cm" svg:height="6.783cm" draw:transform="rotate (1.5707963267949) translate (11.243cm 10.15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2" draw:layer="layout" svg:width="0.552cm" svg:height="0.575cm" draw:transform="rotate (-1.5707963267949) translate (13.624cm 5.4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" draw:text-style-name="P6" draw:layer="layout" svg:width="4.178cm" svg:height="1.011cm" svg:x="11.248cm" svg:y="4.576cm">
          <text:p text:style-name="P5"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(</text:span><text:span text:style-name="T2">i</text:span><text:span text:style-name="T2">0</text:span><text:span text:style-name="T2">,</text:span><text:span text:style-name="T2">i</text:span><text:span text:style-name="T2">1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1" draw:style-name="gr5" draw:text-style-name="P7" draw:layer="layout" svg:x1="10.857cm" svg:y1="3.419cm" svg:x2="10.858cm" svg:y2="10.201cm">
          <text:p/>
        </draw:line>
        <draw:custom-shape draw:name="TextBox 22_ 1" draw:style-name="gr11" draw:text-style-name="P6" draw:layer="layout" svg:width="1.842cm" svg:height="1.012cm" draw:transform="rotate (1.5707963267949) translate (9.673cm 7.616cm)">
          <text:p text:style-name="P5"><text:span text:style-name="T3">N0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 1" draw:style-name="gr5" draw:text-style-name="P7" draw:layer="layout" svg:x1="18.015cm" svg:y1="2.992cm" svg:x2="11.232cm" svg:y2="2.993cm">
          <text:p/>
        </draw:line>
        <draw:custom-shape draw:name="TextBox 28_ 1" draw:style-name="gr12" draw:text-style-name="P6" draw:layer="layout" svg:width="1.841cm" svg:height="1.011cm" svg:x="13.728cm" svg:y="1.91cm">
          <text:p text:style-name="P5"><text:span text:style-name="T3">N1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3.122cm" svg:height="1.673cm" svg:x="13.494cm" svg:y="6.836cm">
          <draw:text-box>
            <text:p>Matrix E</text:p>
          </draw:text-box>
        </draw:frame>
        <draw:custom-shape draw:name="Rectangle 3" draw:style-name="gr13" draw:text-style-name="P1" draw:layer="layout" svg:width="6.781cm" svg:height="6.783cm" draw:transform="rotate (1.5707963267949) translate (1.548cm 10.15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2" draw:layer="layout" svg:width="0.552cm" svg:height="0.575cm" draw:transform="rotate (-1.5707963267949) translate (3.929cm 5.46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6" draw:layer="layout" svg:width="4.178cm" svg:height="1.011cm" svg:x="1.553cm" svg:y="4.576cm">
          <text:p text:style-name="P5"><text:span text:style-name="T2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2" draw:style-name="gr5" draw:text-style-name="P7" draw:layer="layout" svg:x1="1.162cm" svg:y1="3.419cm" svg:x2="1.163cm" svg:y2="10.201cm">
          <text:p/>
        </draw:line>
        <draw:custom-shape draw:name="TextBox 22_ 2" draw:style-name="gr15" draw:text-style-name="P6" draw:layer="layout" svg:width="1.842cm" svg:height="1.012cm" draw:transform="rotate (1.5707963267949) translate (-0.022cm 7.616cm)">
          <text:p text:style-name="P5"><text:span text:style-name="T3">N0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 2" draw:style-name="gr5" draw:text-style-name="P7" draw:layer="layout" svg:x1="8.32cm" svg:y1="2.992cm" svg:x2="1.537cm" svg:y2="2.993cm">
          <text:p/>
        </draw:line>
        <draw:custom-shape draw:name="TextBox 28_ 2" draw:style-name="gr16" draw:text-style-name="P6" draw:layer="layout" svg:width="1.841cm" svg:height="1.011cm" svg:x="4.033cm" svg:y="1.91cm">
          <text:p text:style-name="P5"><text:span text:style-name="T3">N1_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3.122cm" svg:height="1.673cm" svg:x="3.799cm" svg:y="6.836cm">
          <draw:text-box>
            <text:p>Matrix D</text:p>
          </draw:text-box>
        </draw:frame>
        <draw:custom-shape draw:name="TextBox 3" draw:style-name="gr17" draw:text-style-name="P10" draw:layer="layout" svg:width="0.867cm" svg:height="1.096cm" svg:x="8.733cm" svg:y="6.13cm">
          <text:p text:style-name="P9"><text:span text:style-name="T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3-04T13:23:28.011415538</dc:date>
    <meta:editing-duration>PT44M9S</meta:editing-duration>
    <meta:editing-cycles>6</meta:editing-cycles>
    <meta:generator>LibreOffice/7.2.2.2$Linux_X86_64 LibreOffice_project/20$Build-2</meta:generator>
    <meta:document-statistic meta:object-count="26"/>
  </office:meta>
</office:document-meta>
</file>